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Contents_20_1">
      <style:paragraph-properties>
        <style:tab-stops/>
      </style:paragraph-properties>
    </style:style>
    <style:style style:name="P2" style:family="paragraph" style:parent-style-name="Contents_20_2">
      <style:paragraph-properties>
        <style:tab-stops/>
      </style:paragraph-propertie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neral FAQ</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ternet_20_link"/>
            <text:index-entry-text/>
            <text:index-entry-link-end/>
          </text:table-of-content-entry-template>
          <text:table-of-content-entry-template text:outline-level="2" text:style-name="Contents_20_2">
            <text:index-entry-link-start text:style-name="Internet_20_link"/>
            <text:index-entry-text/>
            <text:index-entry-link-end/>
          </text:table-of-content-entry-template>
          <text:table-of-content-entry-template text:outline-level="3" text:style-name="Contents_20_3">
            <text:index-entry-link-start text:style-name="Internet_20_link"/>
            <text:index-entry-text/>
            <text:index-entry-link-end/>
          </text:table-of-content-entry-template>
          <text:table-of-content-entry-template text:outline-level="4" text:style-name="Contents_20_4">
            <text:index-entry-link-start text:style-name="Internet_20_link"/>
            <text:index-entry-text/>
            <text:index-entry-link-end/>
          </text:table-of-content-entry-template>
          <text:table-of-content-entry-template text:outline-level="5" text:style-name="Contents_20_5">
            <text:index-entry-link-start text:style-name="Internet_20_link"/>
            <text:index-entry-text/>
            <text:index-entry-link-end/>
          </text:table-of-content-entry-template>
          <text:table-of-content-entry-template text:outline-level="6" text:style-name="Contents_20_6">
            <text:index-entry-link-start text:style-name="Internet_20_link"/>
            <text:index-entry-text/>
            <text:index-entry-link-end/>
          </text:table-of-content-entry-template>
          <text:table-of-content-entry-template text:outline-level="7" text:style-name="Contents_20_7">
            <text:index-entry-link-start text:style-name="Internet_20_link"/>
            <text:index-entry-text/>
            <text:index-entry-link-end/>
          </text:table-of-content-entry-template>
          <text:table-of-content-entry-template text:outline-level="8" text:style-name="Contents_20_8">
            <text:index-entry-link-start text:style-name="Internet_20_link"/>
            <text:index-entry-text/>
            <text:index-entry-link-end/>
          </text:table-of-content-entry-template>
          <text:table-of-content-entry-template text:outline-level="9" text:style-name="Contents_20_9">
            <text:index-entry-link-start text:style-name="Internet_20_link"/>
            <text:index-entry-text/>
            <text:index-entry-link-end/>
          </text:table-of-content-entry-template>
          <text:table-of-content-entry-template text:outline-level="10" text:style-name="Contents_20_10">
            <text:index-entry-link-start text:style-name="Internet_20_link"/>
            <text:index-entry-text/>
            <text:index-entry-link-end/>
          </text:table-of-content-entry-template>
          <text:index-source-styles text:outline-level="1">
            <text:index-source-style text:style-name="Question"/>
            <text:index-source-style text:style-name="Qustion1"/>
          </text:index-source-styles>
        </text:table-of-content-source>
        <text:index-body>
          <text:index-title text:style-name="Sect2" text:name="Table of Contents1_Head">
            <text:p text:style-name="Contents_20_Heading">Table of Contents</text:p>
          </text:index-title>
          <text:p text:style-name="P1"><text:a xlink:type="simple" xlink:href="#Basics|outline" text:style-name="Internet_20_link" text:visited-style-name="Internet_20_link">Basics</text:a></text:p>
          <text:p text:style-name="P2"><text:a xlink:type="simple" xlink:href="#What is Celtix?|outline" text:style-name="Internet_20_link" text:visited-style-name="Internet_20_link">What is Celtix?</text:a></text:p>
          <text:p text:style-name="P2"><text:a xlink:type="simple" xlink:href="#What is an ESB?|outline" text:style-name="Internet_20_link" text:visited-style-name="Internet_20_link">What is an ESB?</text:a></text:p>
          <text:p text:style-name="P2"><text:a xlink:type="simple" xlink:href="#What is SOA?|outline" text:style-name="Internet_20_link" text:visited-style-name="Internet_20_link">What is SOA?</text:a></text:p>
          <text:p text:style-name="P1"><text:a xlink:type="simple" xlink:href="#Relationship to other ESBs|outline" text:style-name="Internet_20_link" text:visited-style-name="Internet_20_link">Relationship to other ESBs</text:a></text:p>
          <text:p text:style-name="P2"><text:a xlink:type="simple" xlink:href="#How does Celtix compare to other open source ESBs like Mule and ServiceMix?|outline" text:style-name="Internet_20_link" text:visited-style-name="Internet_20_link">How does Celtix compare to other open source ESBs like Mule and ServiceMix?</text:a></text:p>
          <text:p text:style-name="P2"><text:a xlink:type="simple" xlink:href="#How does Celtix compare to commercial ESBs? |outline" text:style-name="Internet_20_link" text:visited-style-name="Internet_20_link">How does Celtix compare to commercial ESBs? </text:a></text:p>
          <text:p text:style-name="P2"><text:a xlink:type="simple" xlink:href="#What is the relationship between Celtix and Artix?|outline" text:style-name="Internet_20_link" text:visited-style-name="Internet_20_link">What is the relationship between Celtix and Artix?</text:a></text:p>
          <text:p text:style-name="P1"><text:a xlink:type="simple" xlink:href="#Relationship to Other Open Source Projects|outline" text:style-name="Internet_20_link" text:visited-style-name="Internet_20_link">Relationship to Other Open Source Projects</text:a></text:p>
          <text:p text:style-name="P2"><text:a xlink:type="simple" xlink:href="#Does Celtix use other open source projects?|outline" text:style-name="Internet_20_link" text:visited-style-name="Internet_20_link">Does Celtix use other open source projects?</text:a></text:p>
          <text:p text:style-name="P2"><text:a xlink:type="simple" xlink:href="#What other open source projects does Celtix work with?|outline" text:style-name="Internet_20_link" text:visited-style-name="Internet_20_link">What other open source projects does Celtix work with?</text:a></text:p>
          <text:p text:style-name="P2"><text:a xlink:type="simple" xlink:href="#Are members of the Celtix community working with any open-source JBI projects?|outline" text:style-name="Internet_20_link" text:visited-style-name="Internet_20_link">Are members of the Celtix community working with any open-source JBI projects?</text:a></text:p>
          <text:p text:style-name="P2"><text:a xlink:type="simple" xlink:href="#Are members of the Celtix community working with any open-source SCA projects?|outline" text:style-name="Internet_20_link" text:visited-style-name="Internet_20_link">Are members of the Celtix community working with any open-source SCA projects?</text:a></text:p>
        </text:index-body>
      </text:table-of-content>
      <text:h text:style-name="S_5f_Section" text:outline-level="1" text:is-list-header="true">Basics</text:h>
      <text:h text:style-name="Question" text:outline-level="2" text:is-list-header="true">What is Celtix?</text:h>
      <text:p text:style-name="Answer">Cetlix is an open source Java Web services ESB implementation. It is based on JAX-WS 2.0.</text:p>
      <text:h text:style-name="Question" text:outline-level="2" text:is-list-header="true">What is an ESB?</text:h>
      <text:p text:style-name="Answer">ESB stands for Enterprise Service Bus. An ESB is the layer of technology that makes SOA possible. It enables the abstraction by translating the messages defining the services into data that can be manipulated by a physical process implementing a service. Essentially, an ESB is the yarn that weaves a SOA together.</text:p>
      <text:h text:style-name="Question" text:outline-level="2" text:is-list-header="true">What is SOA?</text:h>
      <text:p text:style-name="Answer">SOA stands for Service-Oriented Architecture. Service-Oriented Architecture is an approach to software architecture with the goal to decouple the agents of work in a software system from the functionality advertised by those agents. <text:s/>An agent offers a contract, representing a service, which can then be consumed by other software agents that require work to be done. In SOA terms, the contract-offering agent is the Service Provider, and the contract itself represents the Service. Using SOA, system designers can describe the core functions of the system as service elements that can be composed and reused to form business applications.</text:p>
      <text:h text:style-name="S_5f_Section" text:outline-level="1" text:is-list-header="true">Relationship to other ESBs</text:h>
      <text:h text:style-name="Question" text:outline-level="2" text:is-list-header="true">How does Celtix compare to other open source ESBs like Mule and ServiceMix?</text:h>
      <text:p text:style-name="Answer">Celtix is the only ESB that implements the JAX-WS specification. Also, Celtix has the ability to send SOAP messages over HTTP built-in, and it does not require any external program for this functionality, like Apache Axis. Also, Celtix is not based on a particular messaging technology. It supports JMS and comes with ActiveMQ, but it can work with any JMS implementation. Celtix is extensible, so it is possible to write other messaging transports for Celtix since the messaging bus is not tightly bound to how Celtix works.</text:p>
      <text:h text:style-name="Question" text:outline-level="2" text:is-list-header="true">How does Celtix compare to commercial ESBs? </text:h>
      <text:p text:style-name="Answer">Due to the rapid innovation capability of an open source community, Celtix is comparable, and ahead in some ways, in capability to commercial Java-centric ESBs. For example, Celtix is currently the only ESB with JAX-WS support. The non-Java-centric ESBs complement and interoperate with Celtix to provide additional transports and bindings, i.e. IONA's Artix product provides additional capabilities to integrate with IBM MQ, CORBA, Tuxedo, etc. Ê</text:p>
      <text:h text:style-name="Question" text:outline-level="2" text:is-list-header="true">What is the relationship between Celtix and Artix?</text:h>
      <text:p text:style-name="Answer">Celtix and Artix share many architectural principles as well as plug-in API compatibility. In the current release they are based on independent code bases; the Artix core is written in C++, and Celtix is pure Java. Many of the contributors to the Celtix project are IONA engineers who have also contributed to Artix, so there are many similarities to the two programs.</text:p>
      <text:p text:style-name="Answer">Celtix is a developer toolset to allow people to get started with simpler integration projects. It provides easy programming tools for Java and Javascript programmers, but does not have a graphical interface like Artix.</text:p>
      <text:p text:style-name="Answer">Unlike Celtix, Artix provides support for advanced enterprise messaging systems, like MQSeries, TIBCO Rendezvous, BEA Tuxedo. While the transport plug-ins for these systems only work with Artix, some Artix plug-ins can be purchased to work with Celtix.</text:p>
      <text:h text:style-name="S_5f_Section" text:outline-level="1" text:is-list-header="true">Relationship to Other Open Source Projects</text:h>
      <text:h text:style-name="Question" text:outline-level="2" text:is-list-header="true">Does Celtix use other open source projects?</text:h>
      <text:p text:style-name="Answer">Yes. Celtix is built and packaged using Maven 2.0 from Apache. All of the documentation for the Celtix project is written using OpenOffice 2.0.</text:p>
      <text:p text:style-name="Answer">The Celtix team is also working with the STP project at the Eclipse foundation to build a set of GUI tools for developing SOAs.</text:p>
      <text:h text:style-name="Question" text:outline-level="2" text:is-list-header="true">What other open source projects does Celtix work with?</text:h>
      <text:p text:style-name="Answer">Currently a number of open source projects are in discussions with the Celtix project about taking shared dependencies.</text:p>
      <text:h text:style-name="Question" text:outline-level="2" text:is-list-header="true">Are members of the Celtix community working with any open-source JBI projects?</text:h>
      <text:p text:style-name="Answer">Yes.</text:p>
      <text:h text:style-name="Question" text:outline-level="2" text:is-list-header="true">Are members of the Celtix community working with any open-source SCA projects?</text:h>
      <text:p text:style-name="Answer">Y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196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DIN-Regular"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Question" style:class="chapter">
      <style:paragraph-properties fo:text-align="start" style:justify-single-word="false" fo:background-color="transparent" fo:padding="0in" fo:border-left="none" fo:border-right="none" fo:border-top="none" fo:border-bottom="0.0346in solid #9999cc" style:shadow="none">
        <style:tab-stops/>
        <style:background-image/>
      </style:paragraph-properties>
      <style:text-properties fo:color="#cc6633" fo:font-size="18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estion" style:family="paragraph" style:parent-style-name="Heading_20_2" style:next-style-name="Answer" style:class="text" style:default-outline-level="2">
      <style:paragraph-properties fo:margin-top="0.2in" fo:margin-bottom="0.05in" fo:background-color="transparent" fo:padding="0in" fo:border-left="none" fo:border-right="none" fo:border-top="none" fo:border-bottom="0.0071in solid #ccccff" style:shadow="none">
        <style:tab-stops/>
        <style:background-image/>
      </style:paragraph-properties>
      <style:text-properties fo:color="#cc6633" fo:font-size="14pt" fo:font-style="normal"/>
    </style:style>
    <style:style style:name="Answer" style:family="paragraph" style:parent-style-name="Text_20_body" style:class="text">
      <style:paragraph-properties fo:margin-top="0.0098in" fo:margin-bottom="0.0598in" fo:text-align="justify" style:justify-single-word="false" fo:keep-together="always" fo:background-color="transparent">
        <style:background-image/>
      </style:paragraph-properties>
      <style:text-properties fo:font-size="12pt"/>
    </style:style>
    <style:style style:name="C_5f_Code" style:display-name="C_Code" style:family="paragraph" style:parent-style-name="Answer" style:class="text">
      <style:paragraph-properties fo:margin-left="0.25in" fo:margin-right="0.25in" fo:margin-top="0in" fo:margin-bottom="0in" fo:text-indent="0in" style:auto-text-indent="false" fo:background-color="#e6e6e6" fo:padding="0.0402in" fo:border="0.0008in solid #000000" style:shadow="none">
        <style:background-image/>
      </style:paragraph-properties>
      <style:text-properties fo:color="#800000" style:font-name="Courier New" fo:font-size="11pt"/>
    </style:style>
    <style:style style:name="LNI_5f_ListNumberIndent" style:display-name="LNI_ListNumberIndent" style:family="paragraph" style:parent-style-name="Numbering_20_2">
      <style:paragraph-properties text:number-lines="true" text:line-number="0"/>
    </style:style>
    <style:style style:name="LNF_5f_ListNumberFirst" style:display-name="LNF_ListNumberFirst" style:family="paragraph" style:parent-style-name="Numbering_20_1" style:next-style-name="LN_5f_ListNumber" style:list-style-name="Numbering_20_1">
      <style:paragraph-properties text:number-lines="true" text:line-number="1"/>
      <style:text-properties style:font-name="Arial2"/>
    </style:style>
    <style:style style:name="LN_5f_ListNumber" style:display-name="LN_ListNumber" style:family="paragraph" style:parent-style-name="Text_20_body" style:list-style-name="Numbering_20_1"/>
    <style:style style:name="LNIF_5f_ListNumberIndentFirst" style:display-name="LNIF_ListNumberIndentFirst" style:family="paragraph" style:parent-style-name="Numbering_20_2" style:next-style-name="LNI_5f_ListNumberIndent" style:list-style-name="Numbering_20_2">
      <style:paragraph-properties text:number-lines="true" text:line-number="1"/>
      <style:text-properties style:font-name="Arial2"/>
    </style:style>
    <style:style style:name="LC_5f_ListContinue" style:display-name="LC_ListContinue" style:family="paragraph" style:parent-style-name="Text_20_body_20_indent">
      <style:paragraph-properties fo:margin-left="0.2in" fo:margin-right="0in" fo:text-indent="0in" style:auto-text-indent="false"/>
    </style:style>
    <style:style style:name="LCI_5f_ListContinueIndent" style:display-name="LCI_ListContinueIndent" style:family="paragraph" style:parent-style-name="LC_5f_ListContinue">
      <style:paragraph-properties fo:margin-left="0.45in" fo:margin-right="0in" fo:text-indent="0in" style:auto-text-indent="false" text:number-lines="false" text:line-number="0"/>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1">
      <style:text-properties style:font-name="Arial2"/>
    </style:style>
    <style:style style:name="S_5f_Section" style:display-name="S_Section" style:family="paragraph" style:parent-style-name="Heading_20_1" style:next-style-name="Question" style:default-outline-level="1">
      <style:paragraph-properties fo:margin-top="0.2in" fo:margin-bottom="0.1in" fo:padding="0in" fo:border-left="none" fo:border-right="none" fo:border-top="none" fo:border-bottom="0.0138in solid #ccccff" style:shadow="none">
        <style:tab-stops/>
      </style:paragraph-properties>
      <style:text-properties fo:color="#cc6633"/>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User_20_Entry" style:display-name="User Entry" style:family="text" style:parent-style-name="Code_20_in_20_Text">
      <style:text-properties style:font-name="Courier New1" fo:font-weight="bold" style:font-name-asian="Courier New1" style:font-name-complex="Courier New1"/>
    </style:style>
    <style:style style:name="Code_20_in_20_Text" style:display-name="Code in Text" style:family="text">
      <style:text-properties fo:color="#800000" style:font-name="Courier New" fo:font-size="11pt"/>
    </style:style>
    <style:style style:name="Code_20_Emphasis" style:display-name="Code Emphasis" style:family="text" style:parent-style-name="Code_20_in_20_Text">
      <style:text-properties fo:color="#800000" style:font-name="Courier New" fo:font-size="11pt" fo:font-style="italic"/>
    </style:style>
    <style:style style:name="UserInput" style:family="text">
      <style:text-properties fo:font-size="12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space-before="0.05in"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a">
        <style:list-level-properties text:min-label-width="0.1965in"/>
      </text:list-level-style-number>
      <text:list-level-style-number text:level="2" style:num-suffix=")" style:num-format="a" text:start-value="2">
        <style:list-level-properties text:space-before="0.1965in" text:min-label-width="0.1965in"/>
      </text:list-level-style-number>
      <text:list-level-style-number text:level="3" style:num-suffix=")" style:num-format="a" text:start-value="3">
        <style:list-level-properties text:space-before="0.3929in" text:min-label-width="0.3937in"/>
      </text:list-level-style-number>
      <text:list-level-style-number text:level="4" style:num-suffix=")" style:num-format="a" text:start-value="4">
        <style:list-level-properties text:space-before="0.7866in" text:min-label-width="0.4925in"/>
      </text:list-level-style-number>
      <text:list-level-style-number text:level="5" style:num-suffix=")" style:num-format="a" text:start-value="5">
        <style:list-level-properties text:space-before="1.2791in" text:min-label-width="0.5902in"/>
      </text:list-level-style-number>
      <text:list-level-style-number text:level="6" style:num-suffix=")" style:num-format="a" text:start-value="6">
        <style:list-level-properties text:space-before="1.8693in" text:min-label-width="0.7091in"/>
      </text:list-level-style-number>
      <text:list-level-style-number text:level="7" style:num-suffix=")" style:num-format="a" text:start-value="7">
        <style:list-level-properties text:space-before="2.5783in" text:min-label-width="0.9055in"/>
      </text:list-level-style-number>
      <text:list-level-style-number text:level="8" style:num-suffix=")" style:num-format="a" text:start-value="8">
        <style:list-level-properties text:space-before="3.4839in" text:min-label-width="1.0236in"/>
      </text:list-level-style-number>
      <text:list-level-style-number text:level="9" style:num-suffix=")" style:num-format="a" text:start-value="9">
        <style:list-level-properties text:space-before="4.5075in" text:min-label-width="1.1028in"/>
      </text:list-level-style-number>
      <text:list-level-style-number text:level="10" style:num-suffix=")" style:num-format="a"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6-05-08T11:27:13</meta:creation-date>
    <dc:creator>Eric Johnson</dc:creator>
    <dc:date>2006-05-08T13:13:59</dc:date>
    <dc:language>en-US</dc:language>
    <meta:editing-cycles>175</meta:editing-cycles>
    <meta:editing-duration>PT1H46M10S</meta:editing-duration>
    <meta:user-defined meta:name="Info 1"/>
    <meta:user-defined meta:name="Info 2"/>
    <meta:user-defined meta:name="Info 3"/>
    <meta:user-defined meta:name="Info 4"/>
    <meta:document-statistic meta:table-count="0" meta:image-count="0" meta:object-count="0" meta:page-count="3" meta:paragraph-count="41" meta:word-count="720" meta:character-count="4354"/>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